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 Sans" svg:font-family="'Open Sans'"/>
    <style:font-face style:name="Open Sans1" svg:font-family="'Open Sans', Helvetic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272727" style:font-name="Open Sans" fo:font-size="10pt" fo:letter-spacing="normal" fo:font-style="normal" fo:font-weight="normal" style:font-size-asian="10pt" style:font-size-complex="10pt"/>
    </style:style>
    <style:style style:name="P2" style:family="paragraph" style:parent-style-name="Text_20_body">
      <style:paragraph-properties fo:margin-left="0in" fo:margin-right="0in" fo:text-align="justify" style:justify-single-word="false" fo:text-indent="0in" style:auto-text-indent="false"/>
      <style:text-properties fo:font-variant="normal" fo:text-transform="none" fo:color="#555555" style:font-name="Open Sans1" fo:font-size="10pt" fo:letter-spacing="normal" fo:font-style="normal" fo:font-weight="normal" style:font-size-asian="10pt" style:font-size-complex="10pt"/>
    </style:style>
    <style:style style:name="P3" style:family="paragraph" style:parent-style-name="Text_20_body">
      <style:paragraph-properties fo:margin-left="0in" fo:margin-right="0in" fo:text-align="justify" style:justify-single-word="false" fo:text-indent="0in" style:auto-text-indent="false"/>
      <style:text-properties fo:font-size="10pt" style:font-size-asian="10pt" style:font-size-complex="10pt"/>
    </style:style>
    <style:style style:name="P4" style:family="paragraph" style:parent-style-name="Heading_20_2">
      <style:text-properties fo:font-variant="normal" fo:text-transform="none" fo:color="#272727" style:font-name="Open Sans" fo:font-size="10pt" fo:letter-spacing="normal" fo:font-style="normal" fo:font-weight="normal" style:font-size-asian="10pt" style:font-size-complex="10pt"/>
    </style:style>
    <style:style style:name="P5" style:family="paragraph" style:parent-style-name="Heading_20_2">
      <style:paragraph-properties fo:margin-left="0in" fo:margin-right="0in" fo:text-align="justify" style:justify-single-word="false" fo:text-indent="0in" style:auto-text-indent="false"/>
      <style:text-properties fo:font-variant="normal" fo:text-transform="none" fo:color="#272727" style:font-name="Open Sans" fo:font-size="10pt" fo:letter-spacing="normal" fo:font-style="normal" fo:font-weight="normal" style:font-size-asian="10pt" style:font-size-complex="10pt"/>
    </style:style>
    <style:style style:name="T1" style:family="text">
      <style:text-properties fo:font-variant="normal" fo:text-transform="none" fo:color="#555555" style:font-name="Open Sans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Objective</text:h>
      <text:p text:style-name="P1">You have been contracted based on your analytical skills to seek out and tag high value asteroids for future retrieval and mining by automated drones. By using long range sensor data from NASA on Earth, you will determine asteroid compositions and distances in our solar system. </text:p>
      <text:p text:style-name="P1"/>
      <text:p text:style-name="P1">By applying different photon filters, you can detect the reflectance of asteroids across the spectrum. You can compare the reflectance to visualized data on screen of know asteroid types. You will also be presented with data illustrating the distance where each types is most likely found.</text:p>
      <text:p text:style-name="P1"/>
      <text:p text:style-name="P1">Using the Radar you can travel to different parts of the asteroid belt by left clicking on a destination. You can also click and drag to navigate smaller areas. </text:p>
      <text:p text:style-name="P1">Be careful with travel as there is an energy cost. Choose where you prospect wisely. You find the most valuable asteroid types by comparing their composition to the Asset Market (consider resource/commodity market?)</text:p>
      <text:p text:style-name="P1"/>
      <text:p text:style-name="P1"/>
      <text:p text:style-name="P1"/>
      <text:p text:style-name="P1"/>
      <text:p text:style-name="P1"/>
      <text:h text:style-name="P4" text:outline-level="2">Asteroid Mining and Energy Usage</text:h>
      <text:p text:style-name="P2">You will have three options when interacting with asteroids - mining them, destroying them, and moving them around for mining later. Each of these actions costs energy. You can see the current value of commoditities in your HUD. You have until your energy runs out to complete your mission, after which point your program will be shut down and only restarted pending your performance review. </text:p>
      <text:h text:style-name="P5" text:outline-level="2">Asteroid Classes</text:h>
      <text:p text:style-name="P3"><text:span text:style-name="T1">Asteroids are categorized into different classes depending on colours of light reflecting off of them. Depending on the colours reflected, it is possible to guess their composition. Asteroids fall into three large categories - C (for carbonaceous objects), S (for silicaceous objects), and X (for metallic objects). The ingredients needed for life, for example water and carbon, are more likely to be found on C-type asteroids, whereas S-type objects are like rocks you would find on Earth, and X-type asteroids contain more metals like iron, or more precious metals like gold, copper, and zinc. </text:span><text:line-break/><text:line-break/><text:span text:style-name="T1">Under these broad categories, asteroids are classified into smaller categories. There are also smaller categories of asteroids that aren't classified in any of the three main categories. </text:span><text:line-break/><text:line-break/><text:span text:style-name="T1">In order to figure out what asteroids will be profitable to mine, you will need to look at the ultraviolet, visible and infrared spectrums coming off of the asteroids. Certain types of asteroids are more abundant in certain radiuses, so you can also use the location of the asteroid to guess what it's made of. You can see the relative reflectance spectrum of the various asteroid classes in the graph in the HUD. You can then activate various filters to guess at the classification of the asteroids in view. </text:span><text:line-break/><text:line-break/><text:span text:style-name="T1">Certain classes of asteroids are more common at certain distances from the sun. For example, C-type asteroids are more abundant further from the sun, while S-type asteroids are more abundant closer to the sun. You can also check the abundance of each type with relation to its distance from </text:span><text:soft-page-break/><text:span text:style-name="T1">the sun in the graph in the HUD.</text:span> </text:p>
      <text:p text:style-name="P3"/>
      <text:p text:style-name="P3">Resources:</text:p>
      <text:p text:style-name="P3"/>
      <text:p text:style-name="P3"><text:a xlink:type="simple" xlink:href="http://minorplanetcenter.net/blog/lets-start-2014-with-a-bang-hello-and-goodbye-to-asteroid-2014-aa/">http://minorplanetcenter.net/blog/lets-start-2014-with-a-bang-hello-and-goodbye-to-asteroid-2014-aa/</text:a></text:p>
      <text:p text:style-name="P3"/>
      <text:p text:style-name="P3">arecibo observator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 Sans" svg:font-family="'Open Sans'"/>
    <style:font-face style:name="Open Sans1" svg:font-family="'Open Sans', Helvetic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21:34:11.57</meta:creation-date>
    <dc:date>2014-04-17T22:12:56.31</dc:date>
    <meta:editing-duration>PT7M13S</meta:editing-duration>
    <meta:editing-cycles>3</meta:editing-cycles>
    <meta:generator>OpenOffice.org/3.4.1$Win32 OpenOffice.org_project/341m1$Build-9593</meta:generator>
    <meta:document-statistic meta:table-count="0" meta:image-count="0" meta:object-count="0" meta:page-count="2" meta:paragraph-count="12" meta:word-count="498" meta:character-count="3144"/>
  </office:meta>
</office:document-meta>
</file>